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>
      <style:text-properties officeooo:rsid="000e922e" officeooo:paragraph-rsid="000e922e"/>
    </style:style>
    <style:style style:name="P4" style:family="paragraph" style:parent-style-name="Gros_20_titre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itle/></text:p>
      <text:h text:style-name="Heading_20_1" text:outline-level="1">Think</text:h>
      <text:p text:style-name="Text_20_body">Think about accuracy</text:p>
      <text:p text:style-name="Text_20_body">Maths within constraints?</text:p>
      <text:p text:style-name="Text_20_body">lpvariabletype should be variable domain?</text:p>
      <text:p text:style-name="Text_20_body"><text:tab/>INT, REAL, BOOL</text:p>
      <text:p text:style-name="Text_20_body">Try to stick to glossary.computing.society.informs.org/</text:p>
      <text:h text:style-name="Heading_20_1" text:outline-level="1">Ask</text:h>
      <text:p text:style-name="Text_20_body">Rename LpProblem to MathProg?</text:p>
      <text:p text:style-name="Text_20_body">Use SolverBrand instead of SolverType?</text:p>
      <text:h text:style-name="Heading_20_1" text:outline-level="1">Doc</text:h>
      <text:p text:style-name="Text_20_body">Name is appropriate for constraint namer function!</text:p>
      <text:h text:style-name="Heading_20_1" text:outline-level="1">Test</text:h>
      <text:p text:style-name="Text_20_body">Resultalone: duration, resultstatus, solution with possibly no problem, possibly parameters</text:p>
      <text:p text:style-name="Text_20_body">1) with save: give a result</text:p>
      <text:p text:style-name="Text_20_body">2) without save: give access to solutionalone if no change, duration, resultstatus, parameters <text:span text:style-name="T1">if no change</text:span><text:span text:style-name="T2">, solution with problem if no change</text:span></text:p>
      <text:h text:style-name="Heading_20_1" text:outline-level="1">Others</text:h>
      <text:p text:style-name="P3"><text:a xlink:type="simple" xlink:href="http://jscience.org/" text:style-name="Internet_20_link" text:visited-style-name="Visited_20_Internet_20_Link">http://jscience.org/</text:a> old (java.net)</text:p>
      <text:p text:style-name="P3"><text:a xlink:type="simple" xlink:href="http://www.optaplanner.org/" text:style-name="Internet_20_link" text:visited-style-name="Visited_20_Internet_20_Link">http://www.optaplanner.org/</text:a> modern and clean, but much larger than LP. With annotations, XML.</text:p>
      <text:p text:style-name="P3"><text:a xlink:type="simple" xlink:href="http://scpsolver.org/" text:style-name="Internet_20_link" text:visited-style-name="Visited_20_Internet_20_Link">http://scpsolver.org/</text:a> Ant, not Maven. Last code modification mid-2013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Bitstream Vera Sans" fo:font-family="'Bitstream Vera Sans'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style:text-underline-style="dash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réé" style:family="paragraph" style:parent-style-name="Salutation" style:next-style-name="Standard" style:class="text">
      <style:paragraph-properties fo:text-align="start" style:justify-single-word="false"/>
      <style:text-properties fo:font-size="10pt"/>
    </style:style>
    <style:style style:name="Gros_20_titre" style:display-name="Gros titre" style:family="paragraph" style:parent-style-name="Title" style:next-style-name="Heading_20_1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om" style:family="text">
      <style:text-properties fo:font-variant="small-cap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section text:style-name="MSect1" text:name="En-tête">
          <text:p text:style-name="Header">Olivier <text:span text:style-name="Nom">Cailloux</text:span></text:p>
          <text:p text:style-name="MP2"><text:date style:data-style-name="N76" text:date-value="2012-11-24T16:01:47.000000285" text:fixed="true">November 24, 2012</text:date></text:p>
        </text:section>
      </style:header>
      <style:footer>
        <text:p text:style-name="MP1"><text:page-number text:select-page="current">1</text:page-number></text:p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2-11-24T16:01:47</meta:creation-date>
    <meta:editing-cycles>10</meta:editing-cycles>
    <meta:editing-duration>PT13H14M15S</meta:editing-duration>
    <meta:initial-creator>Olivier Cailloux</meta:initial-creator>
    <dc:date>2017-12-14T18:25:47.645856529</dc:date>
    <dc:creator>olivier </dc:creator>
    <meta:document-statistic meta:table-count="0" meta:image-count="0" meta:object-count="0" meta:page-count="1" meta:paragraph-count="24" meta:word-count="108" meta:character-count="789" meta:non-whitespace-character-count="703"/>
    <meta:user-defined meta:name="Info 1"/>
    <meta:user-defined meta:name="Info 2"/>
    <meta:user-defined meta:name="Info 3"/>
    <meta:user-defined meta:name="Info 4"/>
  </office:meta>
</office:document-meta>
</file>